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b2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Google Play Scraper To Do:</text:p>
      <text:p text:style-name="Preformatted_20_Text"/>
      <text:p text:style-name="Preformatted_20_Text"><text:s text:c="4"/>• <text:span text:style-name="T1">json2csv:</text:span></text:p>
      <text:p text:style-name="Preformatted_20_Text"><text:s text:c="8"/><text:span text:style-name="T2">◦ Find a way to automatically remove irrelevant columns like images, screenshots etc before they are written to csv.</text:span></text:p>
      <text:p text:style-name="Preformatted_20_Text"><text:s text:c="8"/>◦ <text:span text:style-name="T3">Append actual title name of app to review output. 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6T16:31:20.251446133</dc:date>
    <meta:editing-duration>PT1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6" meta:character-count="225" meta:non-whitespace-character-count="172"/>
  </office:meta>
</office:document-meta>
</file>